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3178"/>
    </style:style>
    <style:style style:name="P2" style:family="paragraph" style:parent-style-name="Standard">
      <style:text-properties officeooo:rsid="00013178" officeooo:paragraph-rsid="00013178"/>
    </style:style>
    <style:style style:name="P3" style:family="paragraph" style:parent-style-name="Standard">
      <style:text-properties fo:font-weight="bold" officeooo:rsid="00013178" officeooo:paragraph-rsid="00013178" style:font-weight-asian="bold" style:font-weight-complex="bold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13178" officeooo:paragraph-rsid="00013178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13178" officeooo:paragraph-rsid="00013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ções - clique menor preço</text:p>
      <text:p text:style-name="P1"/>
      <text:p text:style-name="P1"/>
      <text:p text:style-name="P3">Painel de controle locaweb:</text:p>
      <text:p text:style-name="P3"/>
      <text:p text:style-name="P2"><text:a xlink:type="simple" xlink:href="https://login.locaweb.com.br/login?service=https%3A%2F%2Fpainelhospedagem.locaweb.com.br%2F" text:style-name="Internet_20_link" text:visited-style-name="Visited_20_Internet_20_Link">https://login.locaweb.com.br/login?service=https%3A%2F%2Fpainelhospedagem.locaweb.com.br%2F</text:a></text:p>
      <text:p text:style-name="P2">e-mail da conta: <text:a xlink:type="simple" xlink:href="mailto:renantoniolo@gmail.com" text:style-name="Internet_20_link" text:visited-style-name="Visited_20_Internet_20_Link">renantoniolo@gmail.com</text:a></text:p>
      <text:p text:style-name="P2">usuário: renantoniolo</text:p>
      <text:p text:style-name="P2">senha: rochas1973</text:p>
      <text:p text:style-name="P4"/>
      <text:p text:style-name="P2"/>
      <text:p text:style-name="P3">Banco de dados:</text:p>
      <text:p text:style-name="P2"/>
      <text:p text:style-name="P2">host: cliquebd.mysql.dbaas.com.br</text:p>
      <text:p text:style-name="P2">banco de dados: cliquebd</text:p>
      <text:p text:style-name="P2">usuário: cliquebd</text:p>
      <text:p text:style-name="P2">senha: rochas1973</text:p>
      <text:p text:style-name="P5"/>
      <text:p text:style-name="P2"/>
      <text:p text:style-name="P3">e-mail / webmail</text:p>
      <text:p text:style-name="P2"/>
      <text:p text:style-name="P2">acesso webmail: <text:a xlink:type="simple" xlink:href="https://webmail-seguro.com.br/clickmenorpreco.com.br/" text:style-name="Internet_20_link" text:visited-style-name="Visited_20_Internet_20_Link">https://webmail-seguro.com.br/clickmenorpreco.com.br/</text:a></text:p>
      <text:p text:style-name="P2">e-mail: rocha@clickmenorpreco.com.br</text:p>
      <text:p text:style-name="P2">senha: rochas197300</text:p>
      <text:p text:style-name="P2"/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1:00:42.332170000</meta:creation-date>
    <dc:date>2016-08-01T11:10:45.469708000</dc:date>
    <meta:editing-duration>PT10M4S</meta:editing-duration>
    <meta:editing-cycles>1</meta:editing-cycles>
    <meta:document-statistic meta:table-count="0" meta:image-count="0" meta:object-count="0" meta:page-count="1" meta:paragraph-count="15" meta:word-count="41" meta:character-count="474" meta:non-whitespace-character-count="447"/>
    <meta:generator>LibreOffice/5.1.2.2$MacOSX_X86_64 LibreOffice_project/d3bf12ecb743fc0d20e0be0c58ca359301eb705f</meta:generator>
  </office:meta>
</office:document-meta>
</file>